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officeooo:paragraph-rsid="001f607f" style:font-size-asian="11pt" style:font-size-complex="11pt"/>
    </style:style>
    <style:style style:name="P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style:text-underline-style="solid" style:text-underline-width="auto" style:text-underline-color="font-color" fo:font-weight="bold" officeooo:rsid="001f607f" officeooo:paragraph-rsid="001f607f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1f607f"/>
    </style:style>
    <style:style style:name="T3" style:family="text">
      <style:text-properties officeooo:rsid="001f607f"/>
    </style:style>
    <style:style style:name="T4" style:family="text">
      <style:text-properties style:text-underline-style="solid" style:text-underline-width="auto" style:text-underline-color="font-color" officeooo:rsid="001f6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MPSC250 Assignment Information Sheet</text:p>
      <text:p text:style-name="P3">You must submit an information sheet with every assignment.</text:p>
      <text:p text:style-name="P2"><text:span text:style-name="T1">Name:_____</text:span><text:span text:style-name="T2">Gary Miller</text:span><text:span text:style-name="T1">_____________________ Assignment #:</text:span> <text:span text:style-name="T1">___</text:span><text:span text:style-name="T2">Lab 3</text:span><text:span text:style-name="T1">___________</text:span></text:p>
      <text:p text:style-name="P2"><text:span text:style-name="T1">Program Due Date:</text:span> <text:span text:style-name="T1">______</text:span><text:span text:style-name="T2">2-12-16</text:span><text:span text:style-name="T1">_________________</text:span></text:p>
      <text:p text:style-name="P2"><text:span text:style-name="T1">Handed in Date:</text:span> <text:span text:style-name="T1">________</text:span><text:span text:style-name="T2">2-12-16</text:span><text:span text:style-name="T1">_______________ </text:span></text:p>
      <text:p text:style-name="P3">Source code file name(s):</text:p>
      <text:p text:style-name="P6">Selection.java, Insertion.java, Shell.java, SortCompare.java, Stopwatch.java</text:p>
      <text:p text:style-name="P4">Compiled (.jar or .class) file name(s): <text:span text:style-name="T4">Selection.class, Insertion.class, Shell.class, SortCompare.class, Stopwatch.class</text:span></text:p>
      <text:p text:style-name="P2"><text:span text:style-name="T1">Does your program compile without error?:</text:span> <text:span text:style-name="T1">__</text:span><text:span text:style-name="T2">yes</text:span><text:span text:style-name="T1">___________ </text:span></text:p>
      <text:p text:style-name="P3">If not, what is/are the error(s)?:</text:p>
      <text:p text:style-name="P3">____<text:span text:style-name="T3">N/A</text:span>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__</text:span><text:span text:style-name="T2">yes</text:span><text:span text:style-name="T1">_______ </text:span></text:p>
      <text:p text:style-name="P3">If not, what is/are the error(s) and which parts of your program run correctly?:</text:p>
      <text:p text:style-name="P3">____<text:span text:style-name="T3">N/A</text:span>____________________________________________________________</text:p>
      <text:p text:style-name="P3">________________________________________________________________</text:p>
      <text:p text:style-name="P5">________________________________________________________________</text:p>
      <text:p text:style-name="P5">________________________________________________________________</text:p>
      <text:p text:style-name="P3">Additional comments (including problems and extra credit):</text:p>
      <text:p text:style-name="P5">_______<text:span text:style-name="T3">N/A</text:span>_________________________________________________________</text:p>
      <text:p text:style-name="P5">________________________________________________________________</text:p>
      <text:p text:style-name="P8">________________________________________________________________</text:p>
      <text:p text:style-name="P8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4:12:34.440864908</meta:creation-date>
    <dc:date>2016-02-12T14:15:37.165943628</dc:date>
    <meta:editing-duration>P0D</meta:editing-duration>
    <meta:editing-cycles>1</meta:editing-cycles>
    <meta:document-statistic meta:table-count="0" meta:image-count="0" meta:object-count="0" meta:page-count="1" meta:paragraph-count="24" meta:word-count="99" meta:character-count="1488" meta:non-whitespace-character-count="1410"/>
    <meta:generator>LibreOffice/4.2.8.2$Linux_X86_64 LibreOffice_project/420m0$Build-2</meta:generator>
  </office:meta>
</office:document-meta>
</file>